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/>
    </style:style>
    <style:style style:name="P2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module-259672"/>Frameworks HTML/CSS</text:h>
      <text:list xml:id="list7517845219518638873" text:style-name="L2">
        <text:list-item>
          <text:p text:style-name="P1"><text:bookmark text:name="module-259683"/><text:a xlink:type="simple" xlink:href="http://aulavirtual.educa.jccm.es/Aula_Virtual/mod/resource/view.php?id=259683">HTML5 Boilerplate archivo</text:a> </text:p>
        </text:list-item>
      </text:list>
      <text:list xml:id="list5562575252751733849" text:style-name="L3">
        <text:list-item>
          <text:p text:style-name="P2"><text:bookmark text:name="module-259687"/>Boilerplate no es un framework, ni dice qué filosofía de diseño debes seguir en tu desarrollo, son únicamente un conjunto de "tricks" para hacer despegar un proyecto rápidamente y bien asentado. <text:bookmark text:name="module-259843"/></text:p>
        </text:list-item>
      </text:list>
      <text:h text:style-name="Heading_20_4" text:outline-level="4">Bootstrap</text:h>
      <text:p text:style-name="Quotations">Como la propia wikipedida dice: <text:span text:style-name="T1">Bootstrap</text:span> es una colección de herramientas libres para crear sitios y aplicaciones web. Contiene plantillas basadas en HTML/CSS para tipografía, formularios, botones, navegación y otros componentes de interfaz, así como extensiones JavaScript opcionales.<text:line-break/><text:a xlink:type="simple" xlink:href="http://getbootstrap.com/" office:target-frame-name="_blank" xlink:show="new">http://getbootstrap.com/</text:a><text:line-break/><text:a xlink:type="simple" xlink:href="https://github.com/twbs/bootstrap" office:target-frame-name="_blank" xlink:show="new">https://github.com/twbs/bootstrap</text:a></text:p>
      <text:h text:style-name="Heading_20_4" text:outline-level="4">Foundation</text:h>
      <text:p text:style-name="Quotations">"The most advanced responsive front-end framework in the world."<text:line-break/><text:a xlink:type="simple" xlink:href="http://foundation.zurb.com/" office:target-frame-name="_blank" xlink:show="new">http://foundation.zurb.com/</text:a><text:line-break/><text:a xlink:type="simple" xlink:href="https://github.com/zurb/foundation">https://github.com/zurb/foundation</text:a></text:p>
      <text:h text:style-name="Heading_20_4" text:outline-level="4">Skeleton</text:h>
      <text:p text:style-name="Quotations">"Skeleton is a small collection of CSS files that can help you rapidly develop sites that look beautiful at any size, be it a 17" laptop screen or an iPhone".<text:line-break/><text:a xlink:type="simple" xlink:href="http://foundation.zurb.com/" office:target-frame-name="_blank" xlink:show="new">http://www.getskeleton.com/</text:a></text:p>
      <text:h text:style-name="Heading_20_4" text:outline-level="4">Pure</text:h>
      <text:p text:style-name="Quotations">"A set of small, responsive CSS modules that you can use in every web project."<text:line-break/><text:a xlink:type="simple" xlink:href="http://purecss.io/">http://purecss.io/</text:a><text:line-break/><text:a xlink:type="simple" xlink:href="https://github.com/yui/pure/">https://github.com/yui/pure/</text:a></text:p>
      <text:h text:style-name="Heading_20_4" text:outline-level="4">KNACSS</text:h>
      <text:p text:style-name="Quotations"><text:span text:style-name="Strong_20_Emphasis">KNACSS</text:span> is a minimalist, responsive and extensible style sheet to kick-start your HTML / CSS projects. It relies on common best practices and experience on the topic.<text:line-break/><text:a xlink:type="simple" xlink:href="http://www.knacss.com/">http://www.knacss.com/</text:a></text:p>
      <text:p text:style-name="Text_20_body"><text:a xlink:type="simple" xlink:href="http://codepb.com/pure-css-vs-bootstrap/">http://codepb.com/pure-css-vs-bootstrap/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xisten muchos frameworks para crear presentaciones usando HTML 5.</text:p>
      <text:p text:style-name="Text_20_body">Por ejemplo puedes utilizar el más sobrio <text:a xlink:type="simple" xlink:href="http://www.w3.org/Talks/Tools/Slidy2/Overview.html#%281%29">Slydy</text:a> de la <text:span text:style-name="Strong_20_Emphasis">W3C</text:span> o el de Google <text:a xlink:type="simple" xlink:href="https://code.google.com/p/io-2012-slides/">io-2012-slides</text:a>.</text:p>
      <text:p text:style-name="Text_20_body"><text:soft-page-break/>Vamos a utilizar un framework <text:a xlink:type="simple" xlink:href="https://github.com/hakimel/reveal.js">reveal.js</text:a></text:p>
      <text:p text:style-name="Text_20_body"><text:span text:style-name="Strong_20_Emphasis">Ejercicio</text:span>: pasa a HTML 5 alguna presentación que tengas hecha en otra herramienta o crea una nueva de algún tema relacionado con el ciclo.</text:p>
      <text:p text:style-name="Text_20_body">Notas: puedes utilizar este u otro, según tus preferenci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4</meta:editing-cycles>
    <meta:generator>OpenOffice/4.0.1$Win32 OpenOffice.org_project/401m5$Build-9714</meta:generator>
    <dc:date>2014-01-21T20:46:06.85</dc:date>
    <dc:creator>Javier SM</dc:creator>
    <meta:document-statistic meta:table-count="0" meta:image-count="0" meta:object-count="0" meta:page-count="2" meta:paragraph-count="19" meta:word-count="235" meta:character-count="1683"/>
    <meta:user-defined meta:name="Info 1"/>
    <meta:user-defined meta:name="Info 2"/>
    <meta:user-defined meta:name="Info 3"/>
    <meta:user-defined meta:name="Info 4"/>
  </office:meta>
</office:document-meta>
</file>